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3cm" fo:break-before="auto" style:use-optimal-row-height="true"/>
    </style:style>
    <style:style style:name="ro5" style:family="table-row">
      <style:table-row-properties style:row-height="2.579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84</text:p>
          </table:table-cell>
          <table:table-cell table:style-name="ce1" office:value-type="string">
            <text:p>アンパンマン・のびのびワーク１歳</text:p>
            <text:p>テレビ・リモコン・本。</text:p>
          </table:table-cell>
          <table:table-cell table:style-name="ce1" office:value-type="string">
            <text:p>日本将棋連盟「将棋の基礎知識」</text:p>
            <text:p>女流棋界</text:p>
          </table:table-cell>
          <table:table-cell table:style-name="ce1" office:value-type="string">
            <text:p>日本将棋連盟「将棋の基礎知識」</text:p>
            <text:p>女流大会もある。</text:p>
          </table:table-cell>
          <table:table-cell table:style-name="ce1" office:value-type="string">
            <text:p>練習局面課題演習　激指１３　１１級　標準　１周目　第１問</text:p>
            <text:p>０．０００１０％　－４０８７　５７級　たまご</text:p>
            <text:p>遂に１００万分の１消化！！！いやあ、完全消化はまだまだ遠い。けど、地道にコツコツ頑張ります。</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85</text:p>
          </table:table-cell>
          <table:table-cell table:style-name="ce1" office:value-type="string">
            <text:p>アンパンマン・のびのびワーク１歳</text:p>
            <text:p>タオル・牛乳・トマト・冷蔵庫。物の名前をどんどん覚えていこう。身近にあるものは何という名前かな？ってことを勉強していく段階なんですねー。</text:p>
          </table:table-cell>
          <table:table-cell table:style-name="ce1" office:value-type="string">
            <text:p>日本将棋連盟「将棋の基礎知識」</text:p>
            <text:p>古代インドのゲーム「チャトランガ」に端を発する将棋。その将棋の基礎知識やルールを学ぶところから勉強を始めていこう。ちなみに、将棋のルール部分の学習するための入門サイトや入門書がおよそ１００弱あるみたいです。それぞれ違った切り口で将棋を解説しているので多角的に将棋を学ぶ意味でも全部読んでいきます。大変だけどこれが成功への絶対条件という気がします。</text:p>
          </table:table-cell>
          <table:table-cell table:style-name="ce1" office:value-type="string">
            <text:p>日本将棋連盟「将棋の基礎知識」</text:p>
            <text:p>他にも地方や町の大会が多数。今はコロナで激減してしまいましたが、回復したら積極的に大会に出て実力をアピールしていきたいです。そのためにもしっかり演習進めていきます。</text:p>
          </table:table-cell>
          <table:table-cell table:style-name="ce1" office:value-type="string">
            <text:p>練習局面課題演習　激指１４　１１級　標準　１周目　第１問</text:p>
            <text:p>０．０００１０％　－４０８６　５７級　たまご</text:p>
            <text:p>アマチュア棋界について概観しました。各種大会があるよということが知れましたね。実力をしっかり付けて大会で実力発揮していきたいです。しっかり学んでいくぞー。</text:p>
            <text:p>入門事項を徹底的に学習します。その間に基礎訓練を進めていきながら初歩的な学力をしっかり身に付けて将棋も一般教養も学びやすくしていきたいと思います。国語力も数学力もしっかり身に付けていきたいです。</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86</text:p>
          </table:table-cell>
          <table:table-cell office:value-type="string">
            <text:p>アンパンマン・のびのびワーク１歳</text:p>
            <text:p>帽子・靴下</text:p>
          </table:table-cell>
          <table:table-cell office:value-type="string">
            <text:p>日本将棋連盟「将棋の基礎知識」</text:p>
            <text:p>将棋は二人で行うゲーム。</text:p>
          </table:table-cell>
          <table:table-cell office:value-type="string">
            <text:p>日本将棋連盟「将棋の基礎知識」</text:p>
            <text:p>将棋の強さ（棋力）は段と級で表される。上に行けば「段」で下は「級」。「級」の場合は数字が小さくなるほど格が上になり、段になると数字が大きくなるほど格が上になる。</text:p>
            <text:p>このプログラムではアマチュア超初心者から超プロレベルまで独自の段級体系を構築して現在の棋力を絶対的に数値化しました。５７級から最高十五段越えまで。一つ一つ階段を上って棋力を上げていきたいと思います。</text:p>
          </table:table-cell>
          <table:table-cell office:value-type="string">
            <text:p>練習局面課題演習　激指定跡道場４　指導対局　１１級　竹俣紅　１周目　第１問</text:p>
            <text:p>０．０００１０％　－４０８６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87</text:p>
          </table:table-cell>
          <table:table-cell table:style-name="ce1" office:value-type="string">
            <text:p>アンパンマン・のびのびワーク１歳</text:p>
            <text:p>時計・洋服・ハンガー。部屋の中だけでも名前がある物がいっぱい！日本語も英語もしっかり覚えていきたいです。各種論文や専門書・専門的な記事を読んだりニュースや講演を聞いたり・自分で英文を書いてみたり・英語で人に伝えたり・プレゼンしたり・会話でやり取りしたり・話したり。聞いて話す・読んで書く。色々やらなければならない事が多いけど頑張ろう。多数の知識と豊富な思考力を身に付けるための一つの手段が英語って感じがします。余裕があれば他の外国語も学んでいきたい。</text:p>
          </table:table-cell>
          <table:table-cell table:style-name="ce1" office:value-type="string">
            <text:p>日本将棋連盟「将棋の基礎知識」</text:p>
            <text:p>将棋は盤駒を使って行う。</text:p>
          </table:table-cell>
          <table:table-cell table:style-name="ce1" office:value-type="string">
            <text:p>日本将棋連盟「将棋の基礎知識」</text:p>
            <text:p>プロの段位は上は九段から下は四段まで、その下に奨励会という下部組織があり、そこは三段から６級・７級まである。</text:p>
          </table:table-cell>
          <table:table-cell table:style-name="ce1" office:value-type="string">
            <text:p>練習局面課題演習　激指定跡道場４　１１級　標準　１周目　第１問</text:p>
            <text:p>０．０００１０％　－４０８６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5</text:p>
          </table:table-cell>
          <table:table-cell table:style-name="ce1" office:value-type="string">
            <text:p>88</text:p>
          </table:table-cell>
          <table:table-cell table:style-name="ce1" office:value-type="string">
            <text:p>アンパンマン・のびのびワーク１歳</text:p>
            <text:p>お休みタイム。シールで掛け布団をかけてあげよう。</text:p>
          </table:table-cell>
          <table:table-cell table:style-name="ce1" office:value-type="string">
            <text:p>日本将棋連盟「将棋の基礎知識」</text:p>
            <text:p>将棋は二人の対局者が交互に指す。</text:p>
          </table:table-cell>
          <table:table-cell table:style-name="ce1" office:value-type="string">
            <text:p>日本将棋連盟「将棋の基礎知識」</text:p>
            <text:p>女流は六段から２級まで。</text:p>
          </table:table-cell>
          <table:table-cell table:style-name="ce1" office:value-type="string">
            <text:p>練習局面課題演習　激指１５　１１級　標準　１周目　第１問</text:p>
            <text:p>０．０００１０％　－４０８６　５７級　たまご</text:p>
          </table:table-cell>
          <table:table-cell table:style-name="ce1" table:number-columns-repeated="17"/>
          <table:table-cell table:number-columns-repeated="1000"/>
        </table:table-row>
        <table:table-row table:style-name="ro7">
          <table:table-cell table:style-name="ce1"/>
          <table:table-cell table:style-name="ce1" office:value-type="string">
            <text:p>6</text:p>
          </table:table-cell>
          <table:table-cell table:style-name="ce1" office:value-type="string">
            <text:p>89</text:p>
          </table:table-cell>
          <table:table-cell table:style-name="ce1" office:value-type="string">
            <text:p>アンパンマン・のびのびワーク１歳</text:p>
            <text:p>クリームパンダちゃんに掛け布団をふわり。</text:p>
          </table:table-cell>
          <table:table-cell table:style-name="ce1" office:value-type="string">
            <text:p>日本将棋連盟「将棋の基礎知識」</text:p>
            <text:p>駒の並べ方・符号。</text:p>
          </table:table-cell>
          <table:table-cell table:style-name="ce1" office:value-type="string">
            <text:p>日本将棋連盟「将棋の基礎知識」</text:p>
            <text:p>アマチュアの七段以上は特別な存在。六段が最高で下は１０級とのこと。</text:p>
            <text:p>この演習では段級を細分化して５７級から十五段まで段階を追ってその級の学習を順次学習していきます。細かく易しい所から順番に。</text:p>
          </table:table-cell>
          <table:table-cell table:style-name="ce1" office:value-type="string">
            <text:p>練習局面課題演習　銀星将棋９　レベル１６　１周目　第１問</text:p>
            <text:p>０．０００１０％　－４０８６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7</text:p>
          </table:table-cell>
          <table:table-cell table:style-name="ce1" office:value-type="string">
            <text:p>90</text:p>
          </table:table-cell>
          <table:table-cell table:style-name="ce1" office:value-type="string">
            <text:p>アンパンマン・のびのびワーク１歳</text:p>
            <text:p>カバオ君にも掛布団掛けようと思ったけど、手と足どっちかはみ出るんよ。</text:p>
          </table:table-cell>
          <table:table-cell table:style-name="ce1" office:value-type="string">
            <text:p>日本将棋連盟「将棋の基礎知識」</text:p>
            <text:p>駒の動きの基本原則。取る・打つ・成る</text:p>
          </table:table-cell>
          <table:table-cell table:style-name="ce1" office:value-type="string">
            <text:p>日本将棋連盟「将棋の基礎知識」</text:p>
            <text:p>四段以降の取得条件。県代表で四段、全国準優勝で五段、全国優勝で六段、同一大会３回優勝で七段だそうです。</text:p>
          </table:table-cell>
          <table:table-cell table:style-name="ce1" office:value-type="string">
            <text:p>練習局面課題演習　金沢将棋３Ｄ　レベル２　１周目　第１問</text:p>
            <text:p>０．０００１０％　－４０８６　５７級　たまご</text:p>
          </table:table-cell>
          <table:table-cell table:style-name="ce1" table:number-columns-repeated="17"/>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7">
          <table:table-cell table:style-name="ce1" table:number-columns-repeated="24"/>
          <table:table-cell table:number-columns-repeated="1000"/>
        </table:table-row>
        <table:table-row table:style-name="ro3">
          <table:table-cell table:style-name="ce1" table:number-columns-repeated="2"/>
          <table:table-cell table:number-columns-repeated="5"/>
          <table:table-cell table:style-name="ce1" table:number-columns-repeated="17"/>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2"/>
          <table:table-cell/>
          <table:table-cell table:style-name="ce1" table:number-columns-repeated="21"/>
          <table:table-cell table:number-columns-repeated="1000"/>
        </table:table-row>
        <table:table-row table:style-name="ro3" table:number-rows-repeated="151">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14">2022/03/14</text:date>, <text:time>20:55: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17H32M</meta:editing-duration>
    <meta:editing-cycles>38</meta:editing-cycles>
    <meta:generator>OpenOffice/4.1.6$Win32 OpenOffice.org_project/416m1$Build-9790</meta:generator>
    <dc:date>2022-03-14T20:55:54.47</dc:date>
    <meta:document-statistic meta:table-count="1" meta:cell-count="48" meta:object-count="0"/>
    <meta:user-defined meta:name="Info 1"/>
    <meta:user-defined meta:name="Info 2"/>
    <meta:user-defined meta:name="Info 3"/>
    <meta:user-defined meta:name="Info 4"/>
  </office:meta>
</office:document-meta>
</file>